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03C0891B0C8A541337F.png" manifest:media-type="image/png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74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outline1">
      <style:graphic-properties draw:auto-grow-height="false" fo:min-height="10.798cm"/>
    </style:style>
    <style:style style:name="pr8" style:family="presentation" style:parent-style-name="Title_20__2b__20_Content-notes">
      <style:graphic-properties draw:fill-color="#ffffff" fo:min-height="13.364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8" style:family="paragraph">
      <style:text-properties style:use-window-font-color="tru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color="#ce181e" style:text-underline-style="none"/>
    </style:style>
    <style:style style:name="T7" style:family="text">
      <style:text-properties style:use-window-font-color="true"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color="#ce181e" style:text-underline-style="none" fo:font-weight="bold" style:font-weight-asian="bold" style:font-weight-complex="bold"/>
    </style:style>
    <style:style style:name="T11" style:family="text">
      <style:text-properties fo:color="#18a303" style:text-underline-style="none"/>
    </style:style>
    <style:style style:name="T12" style:family="text">
      <style:text-properties fo:color="#18a303" style:text-underline-style="none" fo:font-weight="bold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style:use-window-font-color="true" style:text-underline-style="none" fo:font-weight="normal" style:font-weight-asian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8: Digital </text:span><text:span text:style-name="T1">Circuits </text:span><text:span text:style-name="T1">and </text:span><text:span text:style-name="T1">Verilog </text:span><text:span text:style-name="T1">III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</text:span><text:span text:style-name="T3">uter </text:span><text:span text:style-name="T3">Electr</text:span><text:span text:style-name="T3">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Verilog/</text:span><text:span text:style-name="T4">iob-lib: </text:span><text:span text:style-name="T4">what </text:span><text:span text:style-name="T4">we </text:span><text:span text:style-name="T4">have </text:span><text:span text:style-name="T4">learned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Create modules with </text:span><text:span text:style-name="T6">module/endmodule</text:span></text:p>
                <text:list>
                  <text:list-item>
                    <text:p><text:span text:style-name="T7">Create interface signals with </text:span><text:span text:style-name="T6">`INPUT, `OUTPUT, `INOUT</text:span></text:p>
                  </text:list-item>
                </text:list>
              </text:list-item>
              <text:list-item>
                <text:p><text:span text:style-name="T7">Instantiate components in modules with </text:span><text:span text:style-name="T6">component name – instance name – interface signals</text:span></text:p>
              </text:list-item>
              <text:list-item>
                <text:p><text:span text:style-name="T7">Create registers with </text:span><text:span text:style-name="T6">`REG</text:span></text:p>
              </text:list-item>
              <text:list-item>
                <text:p><text:span text:style-name="T7">Create combinational circuits with </text:span><text:span text:style-name="T6">`COMB</text:span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396cm" svg:y="9.406cm" presentation:class="title" presentation:user-transformed="true">
          <draw:text-box>
            <text:p text:style-name="P6"><text:span text:style-name="T4">Registe</text:span><text:span text:style-name="T4">r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Registe</text:span><text:span text:style-name="T4">r with </text:span><text:span text:style-name="T9">enable</text:span><text:span text:style-name="T4"> </text:span><text:span text:style-name="T4">signal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2.117cm" svg:x="0.883cm" svg:y="5.312cm" presentation:class="outline" presentation:user-transformed="true">
          <draw:text-box>
            <text:list text:style-name="L3">
              <text:list-item>
                <text:p><text:span text:style-name="T5">Last class: REG(CLK, OUT, IN)</text:span></text:p>
              </text:list-item>
              <text:list-item>
                <text:p><text:span text:style-name="T5">REG_E(CLK, EN, OUT, IN)</text:span></text:p>
                <text:list>
                  <text:list-item>
                    <text:p><text:span text:style-name="T5">CLK: clock signal </text:span></text:p>
                  </text:list-item>
                  <text:list-item>
                    <text:p><text:span text:style-name="T5">EN: enable signal</text:span></text:p>
                  </text:list-item>
                  <text:list-item>
                    <text:p><text:span text:style-name="T5">OUT: output signal </text:span></text:p>
                  </text:list-item>
                  <text:list-item>
                    <text:p><text:span text:style-name="T5">IN: input signal</text:span></text:p>
                  </text:list-item>
                  <text:list-item>
                    <text:p><text:span text:style-name="T5">How it works: OUT registers IN at clock rising edge only</text:span><text:span text:style-name="T10"> if </text:span><text:span text:style-name="T5">EN is asserted, otherwise keeps previous value</text:span></text:p>
                  </text:list-item>
                </text:list>
              </text:list-item>
              <text:list-item>
                <text:p><text:span text:style-name="T5">Verilog description of register:</text:span></text:p>
                <text:p><text:span text:style-name="T6">always</text:span><text:span text:style-name="T5"> @(</text:span><text:span text:style-name="T6">posedge</text:span><text:span text:style-name="T5"> clk)</text:span></text:p>
                <text:p><text:span text:style-name="T5"><text:s text:c="3"/></text:span><text:span text:style-name="T6">if</text:span><text:span text:style-name="T5">(en)</text:span></text:p>
                <text:p><text:span text:style-name="T5"><text:s text:c="6"/></text:span><text:span text:style-name="T5">my_reg </text:span><text:span text:style-name="T6">&lt;=</text:span><text:span text:style-name="T5"> my_reg_next;</text:span></text:p>
              </text:list-item>
              <text:list-item>
                <text:p><text:span text:style-name="T5">Always: </text:span><text:span text:style-name="T6">process</text:span><text:span text:style-name="T5"> repeats endlessly; </text:span><text:span text:style-name="T6">if</text:span><text:span text:style-name="T5">: like in software but used in hardware descriptions, </text:span><text:span text:style-name="T6">&lt;=</text:span><text:span text:style-name="T5"> : non-blocking assignment</text:span></text:p>
              </text:list-item>
              <text:list-item>
                <text:p><text:span text:style-name="T5">Or just use iob-lib:</text:span></text:p>
                <text:p><text:span text:style-name="T11">`REG(clk, en, my_reg, my_reg_next)</text:span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Registe</text:span><text:span text:style-name="T4">r with </text:span><text:span text:style-name="T9">synchr</text:span><text:span text:style-name="T9">onous</text:span><text:span text:style-name="T4"> </text:span><text:span text:style-name="T4">rese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REG_R(CLK, RST, RST_VAL, OUT, IN)</text:span></text:p>
                <text:list>
                  <text:list-item>
                    <text:p><text:span text:style-name="T5">CLK: clock signal </text:span></text:p>
                  </text:list-item>
                  <text:list-item>
                    <text:p><text:span text:style-name="T5">RST: synchronous reset signal</text:span></text:p>
                  </text:list-item>
                  <text:list-item>
                    <text:p><text:span text:style-name="T5">RST_VAL: value after reset</text:span></text:p>
                  </text:list-item>
                  <text:list-item>
                    <text:p><text:span text:style-name="T5">OUT: output signal </text:span></text:p>
                  </text:list-item>
                  <text:list-item>
                    <text:p><text:span text:style-name="T5">IN: input signal</text:span></text:p>
                  </text:list-item>
                  <text:list-item>
                    <text:p><text:span text:style-name="T5">How it works: </text:span><text:span text:style-name="T10">if</text:span><text:span text:style-name="T5"> RST is asserted then OUT takes value RST_val on the</text:span><text:span text:style-name="T12"> next clock rising edge</text:span><text:span text:style-name="T5">; </text:span><text:span text:style-name="T10">else</text:span><text:span text:style-name="T5"> OUT registers IN at clock rising edge, otherwise keeps previous value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Verilog </text:span><text:span text:style-name="T4">for </text:span><text:span text:style-name="T4">registe</text:span><text:span text:style-name="T4">r with </text:span><text:span text:style-name="T9">synchr</text:span><text:span text:style-name="T9">onous</text:span><text:span text:style-name="T4"> </text:span><text:span text:style-name="T4">rese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Verilog description</text:span></text:p>
                <text:list>
                  <text:list-header>
                    <text:p><text:span text:style-name="T5">always @(posedge clk)</text:span></text:p>
                    <text:p><text:span text:style-name="T5"><text:s text:c="2"/></text:span><text:span text:style-name="T10"><text:s/></text:span><text:span text:style-name="T10">if</text:span><text:span text:style-name="T5">(rst)</text:span></text:p>
                    <text:p><text:span text:style-name="T5"><text:s text:c="6"/></text:span><text:span text:style-name="T5">my_reg &lt;= some_init_value;</text:span></text:p>
                    <text:p><text:span text:style-name="T5"><text:s text:c="3"/></text:span><text:span text:style-name="T10">else</text:span></text:p>
                    <text:p><text:span text:style-name="T5"><text:s text:c="6"/></text:span><text:span text:style-name="T5">my_reg &lt;= my_reg_next;</text:span></text:p>
                  </text:list-header>
                </text:list>
              </text:list-item>
              <text:list-item>
                <text:p><text:span text:style-name="T5">Or simply use iob-lib:</text:span></text:p>
                <text:list>
                  <text:list-item>
                    <text:p><text:span text:style-name="T11">`REG_R(clk, rst, some_init_val, my_reg, my_reg_next)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Registe</text:span><text:span text:style-name="T4">r with </text:span><text:span text:style-name="T4">enable </text:span><text:span text:style-name="T4">and </text:span><text:span text:style-name="T13">synchr</text:span><text:span text:style-name="T13">onous</text:span><text:span text:style-name="T4"> </text:span><text:span text:style-name="T4">rese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REG_RE(CLK, RST, RST_VAL, EN, OUT, IN)</text:span></text:p>
                <text:list>
                  <text:list-item>
                    <text:p><text:span text:style-name="T5">CLK: clock signal </text:span></text:p>
                  </text:list-item>
                  <text:list-item>
                    <text:p><text:span text:style-name="T5">RST: synchronous reset signal</text:span></text:p>
                  </text:list-item>
                  <text:list-item>
                    <text:p><text:span text:style-name="T5">RST_VAL: value after reset</text:span></text:p>
                  </text:list-item>
                  <text:list-item>
                    <text:p><text:span text:style-name="T5">OUT: output signal </text:span></text:p>
                  </text:list-item>
                  <text:list-item>
                    <text:p><text:span text:style-name="T5">IN: input signal</text:span></text:p>
                  </text:list-item>
                  <text:list-item>
                    <text:p><text:span text:style-name="T5">How it works: </text:span><text:span text:style-name="T10">if</text:span><text:span text:style-name="T5"> RST is asserted then OUT takes value RST_val on the</text:span><text:span text:style-name="T12"> next clock rising edge</text:span><text:span text:style-name="T5">; </text:span><text:span text:style-name="T10">else</text:span><text:span text:style-name="T5"> OUT registers IN at clock rising edge only if enable is asserted, otherwise keeps previous value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Verilog </text:span><text:span text:style-name="T4">for </text:span><text:span text:style-name="T4">registe</text:span><text:span text:style-name="T4">r with </text:span><text:span text:style-name="T4">enable </text:span><text:span text:style-name="T4">and <text:s/></text:span><text:span text:style-name="T13">synchr</text:span><text:span text:style-name="T13">onous</text:span><text:span text:style-name="T4"> </text:span><text:span text:style-name="T4">rese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Verilog description</text:span></text:p>
                <text:list>
                  <text:list-header>
                    <text:p><text:span text:style-name="T5">always @(posedge clk)</text:span></text:p>
                    <text:p><text:span text:style-name="T5"><text:s text:c="2"/></text:span><text:span text:style-name="T10"><text:s/></text:span><text:span text:style-name="T10">if</text:span><text:span text:style-name="T5">(rst)</text:span></text:p>
                    <text:p><text:span text:style-name="T5"><text:s text:c="6"/></text:span><text:span text:style-name="T5">my_reg &lt;= some_init_value;</text:span></text:p>
                    <text:p><text:span text:style-name="T5"><text:s text:c="3"/></text:span><text:span text:style-name="T10">else if (en)</text:span></text:p>
                    <text:p><text:span text:style-name="T5"><text:s text:c="6"/></text:span><text:span text:style-name="T5">my_reg &lt;= my_reg_next;</text:span></text:p>
                  </text:list-header>
                </text:list>
              </text:list-item>
              <text:list-item>
                <text:p><text:span text:style-name="T5">Or simply use iob-lib:</text:span></text:p>
                <text:list>
                  <text:list-item>
                    <text:p><text:span text:style-name="T11">`REG_RE(clk, rst, some_init_val, my_reg, my_reg_next)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Registe</text:span><text:span text:style-name="T4">r with </text:span><text:span text:style-name="T9">asynch</text:span><text:span text:style-name="T9">ronous</text:span><text:span text:style-name="T4"> </text:span><text:span text:style-name="T4">rese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REG_AR(CLK, RST, RST_VAL, OUT, IN)</text:span></text:p>
                <text:list>
                  <text:list-item>
                    <text:p><text:span text:style-name="T5">CLK: clock signal </text:span></text:p>
                  </text:list-item>
                  <text:list-item>
                    <text:p><text:span text:style-name="T5">RST: asynchronous reset signal</text:span></text:p>
                  </text:list-item>
                  <text:list-item>
                    <text:p><text:span text:style-name="T5">RST_VAL: value after reset</text:span></text:p>
                  </text:list-item>
                  <text:list-item>
                    <text:p><text:span text:style-name="T5">OUT: output signal </text:span></text:p>
                  </text:list-item>
                  <text:list-item>
                    <text:p><text:span text:style-name="T5">IN: input signal</text:span></text:p>
                  </text:list-item>
                  <text:list-item>
                    <text:p><text:span text:style-name="T5">How it works: </text:span><text:span text:style-name="T10">if</text:span><text:span text:style-name="T5"> RST is asserted then OUT takes value RST_VAL </text:span><text:span text:style-name="T12">immediately</text:span><text:span text:style-name="T5">; </text:span><text:span text:style-name="T10">else</text:span><text:span text:style-name="T5"> OUT registers IN at clock rising edge, otherwise keeps previous value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Verilog </text:span><text:span text:style-name="T4">for </text:span><text:span text:style-name="T4">registe</text:span><text:span text:style-name="T4">r with </text:span><text:span text:style-name="T9">asynch</text:span><text:span text:style-name="T9">ronous</text:span><text:span text:style-name="T4"> </text:span><text:span text:style-name="T4">rese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Verilog description</text:span></text:p>
                <text:list>
                  <text:list-header>
                    <text:p><text:span text:style-name="T5">always @(posedge clk, </text:span><text:span text:style-name="T12">posedge rst</text:span><text:span text:style-name="T5">)</text:span></text:p>
                    <text:p><text:span text:style-name="T5"><text:s text:c="2"/></text:span><text:span text:style-name="T10"><text:s/></text:span><text:span text:style-name="T10">if</text:span><text:span text:style-name="T5">(rst)</text:span></text:p>
                    <text:p><text:span text:style-name="T5"><text:s text:c="6"/></text:span><text:span text:style-name="T5">my_reg &lt;= some_init_value;</text:span></text:p>
                    <text:p><text:span text:style-name="T5"><text:s text:c="3"/></text:span><text:span text:style-name="T10">else</text:span></text:p>
                    <text:p><text:span text:style-name="T5"><text:s text:c="6"/></text:span><text:span text:style-name="T5">my_reg &lt;= my_reg_next;</text:span></text:p>
                  </text:list-header>
                </text:list>
              </text:list-item>
              <text:list-item>
                <text:p><text:span text:style-name="T5">Or simply use iob-lib:</text:span></text:p>
                <text:list>
                  <text:list-item>
                    <text:p><text:span text:style-name="T11">`REG_AR(clk, rst, some_init_value, my_reg, my_reg_next)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Registe</text:span><text:span text:style-name="T4">r with </text:span><text:span text:style-name="T4">enable </text:span><text:span text:style-name="T4">and </text:span><text:span text:style-name="T13">asynch</text:span><text:span text:style-name="T13">ronous</text:span><text:span text:style-name="T4"> </text:span><text:span text:style-name="T4">rese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REG_ARE(CLK, RST, RST_VAL, EN, OUT, IN)</text:span></text:p>
                <text:list>
                  <text:list-item>
                    <text:p><text:span text:style-name="T5">CLK: clock signal </text:span></text:p>
                  </text:list-item>
                  <text:list-item>
                    <text:p><text:span text:style-name="T5">RST: asynchronous reset signal</text:span></text:p>
                  </text:list-item>
                  <text:list-item>
                    <text:p><text:span text:style-name="T5">RST_VAL: value after reset</text:span></text:p>
                  </text:list-item>
                  <text:list-item>
                    <text:p><text:span text:style-name="T5">EN: enable signal</text:span></text:p>
                  </text:list-item>
                  <text:list-item>
                    <text:p><text:span text:style-name="T5">OUT: output signal </text:span></text:p>
                  </text:list-item>
                  <text:list-item>
                    <text:p><text:span text:style-name="T5">IN: input signal</text:span></text:p>
                  </text:list-item>
                  <text:list-item>
                    <text:p><text:span text:style-name="T5">How it works: </text:span><text:span text:style-name="T10">if</text:span><text:span text:style-name="T5"> RST is asserted then OUT takes value RST_VAL </text:span><text:span text:style-name="T12">immediately</text:span><text:span text:style-name="T5">; </text:span><text:span text:style-name="T10">else if </text:span><text:span text:style-name="T14">enable is asserted,</text:span><text:span text:style-name="T5"> OUT registers IN at clock rising edge; otherwise keeps previous value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Verilog </text:span><text:span text:style-name="T4">for </text:span><text:span text:style-name="T4">registe</text:span><text:span text:style-name="T4">r with </text:span><text:span text:style-name="T4">enable </text:span><text:span text:style-name="T4">and </text:span><text:span text:style-name="T9">asynch</text:span><text:span text:style-name="T9">ronous</text:span><text:span text:style-name="T4"> </text:span><text:span text:style-name="T4">rese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Verilog description</text:span></text:p>
                <text:list>
                  <text:list-header>
                    <text:p><text:span text:style-name="T5">always @(posedge clk, </text:span><text:span text:style-name="T12">posedge rst</text:span><text:span text:style-name="T5">)</text:span></text:p>
                    <text:p><text:span text:style-name="T5"><text:s text:c="2"/></text:span><text:span text:style-name="T10"><text:s/></text:span><text:span text:style-name="T10">if</text:span><text:span text:style-name="T5">(rst)</text:span></text:p>
                    <text:p><text:span text:style-name="T5"><text:s text:c="6"/></text:span><text:span text:style-name="T5">my_reg &lt;= some_init_value;</text:span></text:p>
                    <text:p><text:span text:style-name="T5"><text:s text:c="3"/></text:span><text:span text:style-name="T10">else if (en)</text:span></text:p>
                    <text:p><text:span text:style-name="T5"><text:s text:c="6"/></text:span><text:span text:style-name="T5">my_reg &lt;= my_reg_next;</text:span></text:p>
                  </text:list-header>
                </text:list>
              </text:list-item>
              <text:list-item>
                <text:p><text:span text:style-name="T5">Or simply use iob-lib:</text:span></text:p>
                <text:list>
                  <text:list-header>
                    <text:p><text:span text:style-name="T11">`REG_ARE(clk, rst, some_init_value, en, my_reg, my_reg_next)</text:span></text:p>
                  </text:list-header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396cm" svg:y="9.406cm" presentation:class="title" presentation:user-transformed="true">
          <draw:text-box>
            <text:p text:style-name="P6"><text:span text:style-name="T4">Counte</text:span><text:span text:style-name="T4">r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Simple </text:span><text:span text:style-name="T4">counte</text:span><text:span text:style-name="T4">r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COUNTER(CLK, CNT): free running, no reset =&gt; IMPOSSIBLE TO SIMULATE!!!</text:span></text:p>
              </text:list-item>
              <text:list-item>
                <text:p><text:span text:style-name="T6">COUNTER_R(CLK, RST, CNT)</text:span></text:p>
                <text:list>
                  <text:list-item>
                    <text:p><text:span text:style-name="T5">CLK: clock signal </text:span></text:p>
                  </text:list-item>
                  <text:list-item>
                    <text:p><text:span text:style-name="T5">RST: synchronous reset signal </text:span></text:p>
                  </text:list-item>
                  <text:list-item>
                    <text:p><text:span text:style-name="T5">CNT: counter signal</text:span></text:p>
                  </text:list-item>
                  <text:list-item>
                    <text:p><text:span text:style-name="T5">How it works: if RST is asserted CNT will be 0 on the next clock rising edge; otherwise CNT will be incremented by one on the next clock rising edge.</text:span></text:p>
                  </text:list-item>
                </text:list>
              </text:list-item>
              <text:list-item>
                <text:p><text:span text:style-name="T5">Verilog description of counter:</text:span></text:p>
                <text:p><text:span text:style-name="T5">always @(posedge clk)</text:span></text:p>
                <text:p><text:span text:style-name="T5"><text:s text:c="3"/></text:span><text:span text:style-name="T5">if(rst)</text:span></text:p>
                <text:p><text:span text:style-name="T5"><text:s text:c="6"/></text:span><text:span text:style-name="T5">my_cnt &lt;= 0;</text:span></text:p>
                <text:p><text:span text:style-name="T5"><text:s text:c="3"/></text:span><text:span text:style-name="T5">else</text:span></text:p>
                <text:p><text:span text:style-name="T5"><text:s text:c="6"/></text:span><text:span text:style-name="T5">my_cnt &lt;= my_cnt+1;</text:span></text:p>
              </text:list-item>
              <text:list-item>
                <text:p><text:span text:style-name="T5">Or just use iob-lib:</text:span></text:p>
                <text:p><text:span text:style-name="T11">`COUNTER_R(clk, rst, my_cnt)</text:span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Other </text:span><text:span text:style-name="T4">counte</text:span><text:span text:style-name="T4">r type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COUNTER_RE(CLK, RST, EN, CNT)</text:span></text:p>
              </text:list-item>
              <text:list-item>
                <text:p><text:span text:style-name="T15">COUNTER_AR(</text:span><text:span text:style-name="T5">CLK, RST, CNT)</text:span></text:p>
              </text:list-item>
              <text:list-item>
                <text:p><text:span text:style-name="T15">COUNTER_ARE(</text:span><text:span text:style-name="T5">CLK, RST, EN, CNT)</text:span></text:p>
              </text:list-item>
              <text:list-item>
                <text:p><text:span text:style-name="T15">WRAPCNT_R(</text:span><text:span text:style-name="T5">CLK, RST, CNT, WRAP_VAL)</text:span></text:p>
                <text:list>
                  <text:list-header>
                    <text:p><text:span text:style-name="T5">always @(posedge clk)</text:span></text:p>
                    <text:list>
                      <text:list-header>
                        <text:p><text:span text:style-name="T5">if(rst)</text:span></text:p>
                        <text:p><text:span text:style-name="T5"><text:s text:c="3"/></text:span><text:span text:style-name="T5">my_cnt &lt;= 0;</text:span></text:p>
                        <text:p><text:span text:style-name="T5">else if </text:span><text:span text:style-name="T11">(cnt == my_wrap_value</text:span><text:span text:style-name="T5">)</text:span></text:p>
                        <text:p><text:span text:style-name="T5"><text:s text:c="3"/></text:span><text:span text:style-name="T5">my_cnt &lt;= 0;</text:span></text:p>
                        <text:p><text:span text:style-name="T5">else</text:span></text:p>
                        <text:p><text:span text:style-name="T5"><text:s text:c="3"/></text:span><text:span text:style-name="T5">my_cnt &lt;= my_cnt + 1;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15">WRAPCNT_RE(</text:span><text:span text:style-name="T5">CLK, RST, EN, CNT, WRAP_VAL)</text:span></text:p>
              </text:list-item>
              <text:list-item>
                <text:p><text:span text:style-name="T15">WRAPCNT_AR(</text:span><text:span text:style-name="T5">CLK, RST, CNT, WRAP_VAL)</text:span></text:p>
              </text:list-item>
              <text:list-item>
                <text:p><text:span text:style-name="T15">WRAPCNT_ARE(</text:span><text:span text:style-name="T5">CLK, RST, EN, CNT, WRAP_VAL)</text:span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Iob-lib </text:span><text:span text:style-name="T4">macros </text:span><text:span text:style-name="T4">for the </text:span><text:span text:style-name="T4">testben</text:span><text:span text:style-name="T4">ch 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9.954cm" svg:x="0.685cm" svg:y="5.458cm" presentation:class="outline" presentation:user-transformed="true">
          <draw:text-box>
            <text:list text:style-name="L3">
              <text:list-item>
                <text:p><text:span text:style-name="T5">CLOCK(CLK_NAME, PER)</text:span></text:p>
                <text:list>
                  <text:list-item>
                    <text:p><text:span text:style-name="T5">CLK: Clock name </text:span></text:p>
                  </text:list-item>
                  <text:list-item>
                    <text:p><text:span text:style-name="T5">PER: Clock period in units given by the `timescale directive</text:span></text:p>
                  </text:list-item>
                  <text:list-item>
                    <text:p><text:span text:style-name="T5">Initial value is 1, first high-low (1→0) transition happens at time PER/2</text:span></text:p>
                  </text:list-item>
                </text:list>
              </text:list-item>
              <text:list-item>
                <text:p><text:span text:style-name="T5">RESET(RST_NAME, RISE_TIME, DURATION)</text:span></text:p>
                <text:list>
                  <text:list-item>
                    <text:p><text:span text:style-name="T5">RST_NAME: reset signal name</text:span></text:p>
                  </text:list-item>
                  <text:list-item>
                    <text:p><text:span text:style-name="T5">RISE_TIME: time instant of the first low-high transition </text:span></text:p>
                  </text:list-item>
                  <text:list-item>
                    <text:p><text:span text:style-name="T16">DURATION: active reset duration </text:span><text:span text:style-name="T5">in units given by the `timescale directive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2" draw:text-style-name="P16" draw:layer="layout" svg:width="25.399cm" svg:height="1.41cm" svg:x="0cm" svg:y="15.361cm">
          <draw:image xlink:href="Pictures/10000201000004380000003C0891B0C8A541337F.png" xlink:type="simple" xlink:show="embed" xlink:actuate="onLoad">
            <text:p/>
          </draw:image>
        </draw:frame>
        <draw:custom-shape draw:style-name="gr3" draw:text-style-name="P16" draw:layer="layout" svg:width="0.199cm" svg:height="0.624cm" svg:x="1.279cm" svg:y="15.36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The </text:span><text:span text:style-name="T4">timesc</text:span><text:span text:style-name="T4">ale </text:span><text:span text:style-name="T4">directiv</text:span><text:span text:style-name="T4">e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header>
                <text:p><text:span text:style-name="T5">`timescale 1ns/ps</text:span></text:p>
              </text:list-header>
              <text:list-item>
                <text:p><text:span text:style-name="T5">Used to specify </text:span><text:span text:style-name="T17">simulation</text:span><text:span text:style-name="T5"> timing</text:span></text:p>
              </text:list-item>
              <text:list-item>
                <text:p><text:span text:style-name="T5">#&lt;x.y&gt; is a delay of x nanoseconds + y picoseconds (eg. 3.045 ns)</text:span></text:p>
              </text:list-item>
              <text:list-item>
                <text:p><text:span text:style-name="T15"><text:s/></text:span><text:span text:style-name="T5">#&lt;x.y&gt; directives are meaningless and ignored during synthesis; only meaningful in simulation</text:span></text:p>
              </text:list-item>
              <text:list-item>
                <text:p><text:span text:style-name="T5">In synthesis you cannot force </text:span><text:span text:style-name="T17">when</text:span><text:span text:style-name="T5"> something will happen</text:span></text:p>
              </text:list-item>
              <text:list-item>
                <text:p><text:span text:style-name="T5">The most you can do is to impose a time limit, e.g, a clock period</text:span></text:p>
              </text:list-item>
              <text:list-item>
                <text:p><text:span text:style-name="T5">For example </text:span></text:p>
                <text:p><text:span text:style-name="T5">`COMB #10 c = a &amp; b; </text:span></text:p>
                <text:p><text:span text:style-name="T5">simulates an AND gate that responds in 10ns but synthesizes an AND gate that responds whenever the respective physical gate responds </text:span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Explain</text:span><text:span text:style-name="T4">ing the </text:span><text:span text:style-name="T4">CLOCK </text:span><text:span text:style-name="T4">iob-lib </text:span><text:span text:style-name="T4">macro 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 text:style-name="P17"><text:span text:style-name="T5">`define CLOCK(CLK, PER) reg CLK always #(PER/2) CLK = ~CLK</text:span></text:p>
              </text:list-item>
              <text:list-item>
                <text:p><text:span text:style-name="T5">If you type `CLOCK(clk, 10) you create a clock signal </text:span><text:span text:style-name="T17">in the testbench</text:span><text:span text:style-name="T5"> having a period of 10ns </text:span></text:p>
              </text:list-item>
              <text:list-item>
                <text:p><text:span text:style-name="T5">The `CLOCK macro does not work in design files that are synthesized, only in simulation </text:span></text:p>
              </text:list-item>
              <text:list-item>
                <text:p><text:span text:style-name="T5">Synthesis tools cannot implement clocks</text:span></text:p>
              </text:list-item>
              <text:list-item>
                <text:p><text:span text:style-name="T5">A clock is an oscillator, mostly analog, and has been studied in the Electronics II course</text:span></text:p>
              </text:list-item>
              <text:list-item>
                <text:p><text:span text:style-name="T5">However, the synthesis tool needs to know that a signal is a clock in order to impose </text:span><text:span text:style-name="T17">timing constraints</text:span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Explain</text:span><text:span text:style-name="T4">ing the </text:span><text:span text:style-name="T4">RESET </text:span><text:span text:style-name="T4">iob-lib </text:span><text:span text:style-name="T4">macro 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header>
                <text:p><text:span text:style-name="T5">`define RESET(RST_NAME, RISE_TIME, DURATION) reg RST=0; \</text:span></text:p>
                <text:p text:style-name="P17"><text:span text:style-name="T6">initial</text:span><text:span text:style-name="T5"> begin #RISE_TIME RST=1; #DURATION RST=0; end</text:span></text:p>
              </text:list-header>
              <text:list-item>
                <text:p><text:span text:style-name="T5">If you type `RESET(rst, 10, 20) you create a reset pulse signal </text:span><text:span text:style-name="T17">in the testbench</text:span><text:span text:style-name="T5"> having a duration of 10ns rising at time 10</text:span></text:p>
              </text:list-item>
              <text:list-item>
                <text:p><text:span text:style-name="T5">The `RESET macro does not work in design files that are synthesized, only in simulation </text:span></text:p>
              </text:list-item>
              <text:list-item>
                <text:p><text:span text:style-name="T5">Synthesis tools cannot implement reset pulses of an </text:span><text:span text:style-name="T17">arbitary duration</text:span></text:p>
              </text:list-item>
              <text:list-item>
                <text:p><text:span text:style-name="T5">A reset signal with an arbitray duration is implemented by a pulse generator also studied in the basic Electronics courses</text:span></text:p>
              </text:list-item>
              <text:list-item>
                <text:p><text:span text:style-name="T5">However it is possible to synthesize pulse generators if the duration of the pulse is a multiple of the clock period</text:span></text:p>
              </text:list-item>
              <text:list-item>
                <text:p><text:span text:style-name="T5">The synthesis tool does need to be told that a signal is a reset: it can infer this info from the Verilog code itself</text:span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The </text:span><text:span text:style-name="T4">Wavedr</text:span><text:span text:style-name="T4">om </text:span><text:span text:style-name="T4">progra</text:span><text:span text:style-name="T4">m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15">15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text-style-name="P18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 text:style-name="P18"><text:span text:style-name="T14">In the iob-soc repo you can see the </text:span><text:span text:style-name="T18">hardware-softwate-documentation triumvirate</text:span></text:p>
              </text:list-item>
              <text:list-item>
                <text:p text:style-name="P18"><text:span text:style-name="T14">Documentation is key to a successful product </text:span></text:p>
              </text:list-item>
              <text:list-item>
                <text:p text:style-name="P18"><text:span text:style-name="T14">Timing diagrams are a succint and effective way to document</text:span></text:p>
              </text:list-item>
              <text:list-item>
                <text:p text:style-name="P18"><text:span text:style-name="T14">However, creating timing diagrams by hand is timing consuming </text:span></text:p>
              </text:list-item>
              <text:list-item>
                <text:p text:style-name="P18"><text:span text:style-name="T14">One possibility is to simulate and then screen shoot the waveforms into a timing diagram for the documentation</text:span></text:p>
                <text:list>
                  <text:list-item>
                    <text:p><text:span text:style-name="T14">Avoids errors: design and documentation become consistent</text:span></text:p>
                  </text:list-item>
                  <text:list-item>
                    <text:p><text:span text:style-name="T14">However to update the document, you need to rerun the simulation and repeat the process</text:span></text:p>
                  </text:list-item>
                </text:list>
              </text:list-item>
              <text:list-item>
                <text:p><text:span text:style-name="T14">The Wavedrom program, available online and offline is a very productive tool to create complex timing diagrams – visit wavedrom.com</text:span></text:p>
              </text:list-item>
              <text:list-item>
                <text:p><text:span text:style-name="T14">The input file is a .json file, a user-friendly type of dictionary used in Java and also in Python </text:span></text:p>
              </text:list-item>
              <text:list-item>
                <text:p><text:span text:style-name="T14">An automation flow consisting of simulation→.vcd file→vcd2wavedrom→wavedrom→png file is possible and is being developed at IObund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15">15-10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15">15-10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58</meta:editing-cycles>
    <meta:creation-date>2014-07-21T10:31:21</meta:creation-date>
    <dc:date>2020-10-15T16:45:20.005560730</dc:date>
    <meta:editing-duration>P3DT11H51M11S</meta:editing-duration>
    <meta:generator>LibreOffice/6.0.7.3$Linux_X86_64 LibreOffice_project/00m0$Build-3</meta:generator>
    <meta:document-statistic meta:object-count="17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